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5-10-0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5-07-31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5-04-1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5-01-2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4-10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4-07-1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4-04-0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4-01-08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3-10-11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3-04-1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9128" calcext:value-type="float">
            <text:p>14.3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3-01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2-08-1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2-03-0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1-08-0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1-03-1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0-08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20-04-0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9-04-22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8-07-2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8-03-2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7-10-16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7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6-09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6-07-2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6-04-11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5-11-06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5-07-0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4-07-1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4-02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3-08-06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3-03-19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2-10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2-08-1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2-03-1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1-11-02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1-08-1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1-04-04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10-07-0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9-10-08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9-07-15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9-02-27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8-08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8-05-19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8-01-10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7-08-2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7-04-20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6-11-09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6-08-0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6-02-02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5-07-1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5-03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4-11-2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4-11-1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4-03-08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3-1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3-08-0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3-03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2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2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1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0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2000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8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8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7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4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3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1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1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0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90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9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9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8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7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4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4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3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2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1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1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80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9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9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9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8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8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8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7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7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7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7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6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5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5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5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4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4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4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4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3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3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3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2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2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1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1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0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0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70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9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9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9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8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8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7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7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7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7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6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6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6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5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5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5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4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4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3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3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3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3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2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2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LH0000401</text:p>
          </table:table-cell>
          <table:table-cell office:value-type="string" calcext:value-type="string">
            <text:p>17S/44E-25ADA</text:p>
          </table:table-cell>
          <table:table-cell office:value-type="string" calcext:value-type="string">
            <text:p>1962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3136" calcext:value-type="float">
            <text:p>14.4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74" meta:object-count="0"/>
    <meta:user-defined meta:name="AppVersion">3.0</meta:user-defined>
  </office:meta>
</office:document-meta>
</file>